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1.6437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008in"/>
    </style:style>
    <style:style style:name="co18" style:family="table-column">
      <style:table-column-properties fo:break-before="auto" style:column-width="1.6862in"/>
    </style:style>
    <style:style style:name="co19" style:family="table-column">
      <style:table-column-properties fo:break-before="auto" style:column-width="1.7189in"/>
    </style:style>
    <style:style style:name="co20" style:family="table-column">
      <style:table-column-properties fo:break-before="auto" style:column-width="1.0646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0.4965in"/>
    </style:style>
    <style:style style:name="co24" style:family="table-column">
      <style:table-column-properties fo:break-before="auto" style:column-width="0.5819in"/>
    </style:style>
    <style:style style:name="co25" style:family="table-column">
      <style:table-column-properties fo:break-before="auto" style:column-width="0.8819in"/>
    </style:style>
    <style:style style:name="co26" style:family="table-column">
      <style:table-column-properties fo:break-before="auto" style:column-width="0.8717in"/>
    </style:style>
    <style:style style:name="co27" style:family="table-column">
      <style:table-column-properties fo:break-before="auto" style:column-width="1.0862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0.9362in"/>
    </style:style>
    <style:style style:name="co32" style:family="table-column">
      <style:table-column-properties fo:break-before="auto" style:column-width="1.0535in"/>
    </style:style>
    <style:style style:name="co33" style:family="table-column">
      <style:table-column-properties fo:break-before="auto" style:column-width="0.8071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1.3862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1.1075in"/>
    </style:style>
    <style:style style:name="co39" style:family="table-column">
      <style:table-column-properties fo:break-before="auto" style:column-width="1.2681in"/>
    </style:style>
    <style:style style:name="co40" style:family="table-column">
      <style:table-column-properties fo:break-before="auto" style:column-width="3.5201in"/>
    </style:style>
    <style:style style:name="co41" style:family="table-column">
      <style:table-column-properties fo:break-before="auto" style:column-width="0.7535in"/>
    </style:style>
    <style:style style:name="co4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ndcam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id to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tem 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count code</text:p>
          </table:table-cell>
          <table:table-cell office:value-type="string" calcext:value-type="string">
            <text:p>sub total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ship from country name</text:p>
          </table:table-cell>
          <table:table-cell office:value-type="string" calcext:value-type="string">
            <text:p>transaction fee</text:p>
          </table:table-cell>
          <table:table-cell office:value-type="string" calcext:value-type="string">
            <text:p>fee type</text:p>
          </table:table-cell>
          <table:table-cell office:value-type="string" calcext:value-type="string">
            <text:p>item total</text:p>
          </table:table-cell>
          <table:table-cell office:value-type="string" calcext:value-type="string">
            <text:p>amount you received</text:p>
          </table:table-cell>
          <table:table-cell office:value-type="string" calcext:value-type="string">
            <text:p>bandcamp transaction id</text:p>
          </table:table-cell>
          <table:table-cell office:value-type="string" calcext:value-type="string">
            <text:p>paypal transaction id</text:p>
          </table:table-cell>
          <table:table-cell office:value-type="string" calcext:value-type="string">
            <text:p>assessed revenue share</text:p>
          </table:table-cell>
          <table:table-cell office:value-type="string" calcext:value-type="string">
            <text:p>collected revenue share</text:p>
          </table:table-cell>
          <table:table-cell office:value-type="string" calcext:value-type="string">
            <text:p>balance of revenue share</text:p>
          </table:table-cell>
          <table:table-cell office:value-type="string" calcext:value-type="string">
            <text:p>change to payout balance</text:p>
          </table:table-cell>
          <table:table-cell office:value-type="string" calcext:value-type="string">
            <text:p>payout balance</text:p>
          </table:table-cell>
          <table:table-cell office:value-type="string" calcext:value-type="string">
            <text:p>net amou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tem url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atalog number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isrc</text:p>
          </table:table-cell>
          <table:table-cell office:value-type="string" calcext:value-type="string">
            <text:p>buyer name</text:p>
          </table:table-cell>
          <table:table-cell office:value-type="string" calcext:value-type="string">
            <text:p>buyer email</text:p>
          </table:table-cell>
          <table:table-cell office:value-type="string" calcext:value-type="string">
            <text:p>buyer phone</text:p>
          </table:table-cell>
          <table:table-cell office:value-type="string" calcext:value-type="string">
            <text:p>buyer note</text:p>
          </table:table-cell>
          <table:table-cell office:value-type="string" calcext:value-type="string">
            <text:p>ship to name</text:p>
          </table:table-cell>
          <table:table-cell office:value-type="string" calcext:value-type="string">
            <text:p>ship to street</text:p>
          </table:table-cell>
          <table:table-cell office:value-type="string" calcext:value-type="string">
            <text:p>ship to street 2</text:p>
          </table:table-cell>
          <table:table-cell office:value-type="string" calcext:value-type="string">
            <text:p>ship to city</text:p>
          </table:table-cell>
          <table:table-cell office:value-type="string" calcext:value-type="string">
            <text:p>ship to state</text:p>
          </table:table-cell>
          <table:table-cell office:value-type="string" calcext:value-type="string">
            <text:p>ship to zip</text:p>
          </table:table-cell>
          <table:table-cell office:value-type="string" calcext:value-type="string">
            <text:p>ship to country</text:p>
          </table:table-cell>
          <table:table-cell office:value-type="string" calcext:value-type="string">
            <text:p>ship to country code</text:p>
          </table:table-cell>
          <table:table-cell office:value-type="string" calcext:value-type="string">
            <text:p>ship date</text:p>
          </table:table-cell>
          <table:table-cell office:value-type="string" calcext:value-type="string">
            <text:p>ship not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region/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ferrer</text:p>
          </table:table-cell>
          <table:table-cell office:value-type="string" calcext:value-type="string">
            <text:p>referrer url</text:p>
          </table:table-cell>
        </table:table-row>
        <table:table-row table:style-name="ro1">
          <table:table-cell office:value-type="string" calcext:value-type="string">
            <text:p>1/1/20 4:49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8079163" calcext:value-type="float">
            <text:p>407807916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97.04" calcext:value-type="float">
            <text:p>197.0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enter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/20 1:3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110236" calcext:value-type="float">
            <text:p>42511023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11.99" calcext:value-type="float">
            <text:p>211.99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rka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8:50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" calcext:value-type="float">
            <text:p>1.6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string" calcext:value-type="string">
            <text:p>paypal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069399304" calcext:value-type="float">
            <text:p>106939930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93.78" calcext:value-type="float">
            <text:p>93.78</text:p>
          </table:table-cell>
          <table:table-cell office:value-type="float" office:value="5.75" calcext:value-type="float">
            <text:p>5.75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11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85534597" calcext:value-type="float">
            <text:p>185534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9.54" calcext:value-type="float">
            <text:p>99.54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Puerto del Ros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2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2" calcext:value-type="float">
            <text:p>0.6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3748474" calcext:value-type="float">
            <text:p>17837484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8" calcext:value-type="float">
            <text:p>8.38</text:p>
          </table:table-cell>
          <table:table-cell office:value-type="float" office:value="107.92" calcext:value-type="float">
            <text:p>107.92</text:p>
          </table:table-cell>
          <table:table-cell office:value-type="float" office:value="8.38" calcext:value-type="float">
            <text:p>8.38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nlandet</text:p>
          </table:table-cell>
          <table:table-cell office:value-type="string" calcext:value-type="string">
            <text:p>Ha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5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2" calcext:value-type="float">
            <text:p>0.5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5829645" calcext:value-type="float">
            <text:p>13558296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116.4" calcext:value-type="float">
            <text:p>116.4</text:p>
          </table:table-cell>
          <table:table-cell office:value-type="float" office:value="8.48" calcext:value-type="float">
            <text:p>8.48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d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7:0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74" calcext:value-type="float">
            <text:p>0.74</text:p>
          </table:table-cell>
          <table:table-cell office:value-type="string" calcext:value-type="string">
            <text:p>credit car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98748824" calcext:value-type="float">
            <text:p>22987488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.26</text:p>
          </table:table-cell>
          <table:table-cell office:value-type="float" office:value="85.41" calcext:value-type="float">
            <text:p>85.41</text:p>
          </table:table-cell>
          <table:table-cell office:value-type="float" office:value="17.26" calcext:value-type="float">
            <text:p>17.2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7:5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17721062" calcext:value-type="float">
            <text:p>221772106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2.74" calcext:value-type="float">
            <text:p>42.7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10:0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40632352" calcext:value-type="float">
            <text:p>324063235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8.64" calcext:value-type="float">
            <text:p>48.6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an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1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93874145" calcext:value-type="float">
            <text:p>8938741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54" calcext:value-type="float">
            <text:p>54.5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elle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2:3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6172906" calcext:value-type="float">
            <text:p>427617290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5.34" calcext:value-type="float">
            <text:p>55.3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tam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11:0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4504905" calcext:value-type="float">
            <text:p>17345049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61.24" calcext:value-type="float">
            <text:p>61.2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omer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3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624271293" calcext:value-type="float">
            <text:p>162427129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67" calcext:value-type="float">
            <text:p>67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Brist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7:48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70726597" calcext:value-type="float">
            <text:p>3270726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36.06" calcext:value-type="float">
            <text:p>36.06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rcu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8:1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gif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6854418" calcext:value-type="float">
            <text:p>296854418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35" calcext:value-type="float">
            <text:p>54.35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:56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8743040" calcext:value-type="float">
            <text:p>1968743040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2.4" calcext:value-type="float">
            <text:p>82.4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3:57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1252605" calcext:value-type="float">
            <text:p>2512526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8.23" calcext:value-type="float">
            <text:p>88.23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ancou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4:0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132723532" calcext:value-type="float">
            <text:p>113272353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3.99" calcext:value-type="float">
            <text:p>93.99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Sea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4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51805403" calcext:value-type="float">
            <text:p>255180540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99.82" calcext:value-type="float">
            <text:p>99.82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7:0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3359174" calcext:value-type="float">
            <text:p>142335917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05.72" calcext:value-type="float">
            <text:p>105.72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0:3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3892489014" calcext:value-type="float">
            <text:p>389248901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111.48" calcext:value-type="float">
            <text:p>111.48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string" calcext:value-type="string">
            <text:p>paypal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3616979343" calcext:value-type="float">
            <text:p>361697934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79" calcext:value-type="float">
            <text:p>25.79</text:p>
          </table:table-cell>
          <table:table-cell office:value-type="float" office:value="137.27" calcext:value-type="float">
            <text:p>137.27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/20 1:3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redit car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221811" calcext:value-type="float">
            <text:p>96221811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4.15" calcext:value-type="float">
            <text:p>14.15</text:p>
          </table:table-cell>
          <table:table-cell office:value-type="float" office:value="211.19" calcext:value-type="float">
            <text:p>211.19</text:p>
          </table:table-cell>
          <table:table-cell office:value-type="float" office:value="10.15" calcext:value-type="float">
            <text:p>10.15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19440" calcext:value-type="float">
            <text:p>1944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at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/20 11:4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nited States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34045325" calcext:value-type="float">
            <text:p>834045325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.26" calcext:value-type="float">
            <text:p>20.26</text:p>
          </table:table-cell>
          <table:table-cell office:value-type="float" office:value="88.03" calcext:value-type="float">
            <text:p>88.03</text:p>
          </table:table-cell>
          <table:table-cell office:value-type="float" office:value="6.26" calcext:value-type="float">
            <text:p>6.26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3067" calcext:value-type="float">
            <text:p>306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bbots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4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redit car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15634628" calcext:value-type="float">
            <text:p>1215634628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.52</text:p>
          </table:table-cell>
          <table:table-cell office:value-type="float" office:value="135.92" calcext:value-type="float">
            <text:p>135.92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80214" calcext:value-type="float">
            <text:p>8021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dge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9:2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46278371" calcext:value-type="float">
            <text:p>254627837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04.99" calcext:value-type="float">
            <text:p>104.9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7529" calcext:value-type="float">
            <text:p>275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7:5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redit car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89423601" calcext:value-type="float">
            <text:p>24894236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48.45" calcext:value-type="float">
            <text:p>48.45</text:p>
          </table:table-cell>
          <table:table-cell office:value-type="float" office:value="8.39" calcext:value-type="float">
            <text:p>8.39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10009" calcext:value-type="float">
            <text:p>100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10:23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aypa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70625947" calcext:value-type="float">
            <text:p>397062594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76.57" calcext:value-type="float">
            <text:p>76.57</text:p>
          </table:table-cell>
          <table:table-cell office:value-type="float" office:value="17.22" calcext:value-type="float">
            <text:p>17.22</text:p>
          </table:table-cell>
          <table:table-cell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85284" calcext:value-type="float">
            <text:p>852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e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:1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United State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credit card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058287163" calcext:value-type="float">
            <text:p>2058287163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2.44" calcext:value-type="float">
            <text:p>52.44</text:p>
          </table:table-cell>
          <table:table-cell office:value-type="float" office:value="189.71" calcext:value-type="float">
            <text:p>189.71</text:p>
          </table:table-cell>
          <table:table-cell office:value-type="float" office:value="28.44" calcext:value-type="float">
            <text:p>28.44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string" calcext:value-type="string">
            <text:p>NN6 9N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North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3:4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11577311" calcext:value-type="float">
            <text:p>421157731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209.29" calcext:value-type="float">
            <text:p>209.2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8086" calcext:value-type="float">
            <text:p>808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West Dept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1.21" calcext:value-type="float">
            <text:p>1.21</text:p>
          </table:table-cell>
          <table:table-cell office:value-type="string" calcext:value-type="string">
            <text:p>transfer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41" calcext:value-type="float">
            <text:p>119.41</text:p>
          </table:table-cell>
          <table:table-cell office:value-type="string" calcext:value-type="string">
            <text:p>t248046776</text:p>
          </table:table-cell>
          <table:table-cell office:value-type="string" calcext:value-type="string">
            <text:p>96E86811UH1789730</text:p>
          </table:table-cell>
          <table:table-cell table:number-columns-repeated="3"/>
          <table:table-cell office:value-type="float" office:value="-120.62" calcext:value-type="float">
            <text:p>-120.62</text:p>
          </table:table-cell>
          <table:table-cell office:value-type="float" office:value="91.37" calcext:value-type="float">
            <text:p>91.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1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24" calcext:value-type="float">
            <text:p>0.24</text:p>
          </table:table-cell>
          <table:table-cell office:value-type="string" calcext:value-type="string">
            <text:p>transfer</text:p>
          </table:table-cell>
          <table:table-cell office:value-type="float" office:value="23.6" calcext:value-type="float">
            <text:p>23.6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t248046773</text:p>
          </table:table-cell>
          <table:table-cell office:value-type="string" calcext:value-type="string">
            <text:p>519496941R168554N</text:p>
          </table:table-cell>
          <table:table-cell table:number-columns-repeated="3"/>
          <table:table-cell office:value-type="float" office:value="-23.6" calcext:value-type="float">
            <text:p>-23.6</text:p>
          </table:table-cell>
          <table:table-cell office:value-type="float" office:value="67.77" calcext:value-type="float">
            <text:p>67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office:value-type="string" calcext:value-type="string">
            <text:p>transfer</text:p>
          </table:table-cell>
          <table:table-cell office:value-type="float" office:value="60.27" calcext:value-type="float">
            <text:p>60.27</text:p>
          </table:table-cell>
          <table:table-cell office:value-type="float" office:value="59.67" calcext:value-type="float">
            <text:p>59.67</text:p>
          </table:table-cell>
          <table:table-cell office:value-type="string" calcext:value-type="string">
            <text:p>t248268544</text:p>
          </table:table-cell>
          <table:table-cell office:value-type="string" calcext:value-type="string">
            <text:p>3JH890996G8964929</text:p>
          </table:table-cell>
          <table:table-cell table:number-columns-repeated="3"/>
          <table:table-cell office:value-type="float" office:value="-60.27" calcext:value-type="float">
            <text:p>-60.27</text:p>
          </table:table-cell>
          <table:table-cell office:value-type="float" office:value="75.65" calcext:value-type="float">
            <text:p>75.6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08" calcext:value-type="float">
            <text:p>0.08</text:p>
          </table:table-cell>
          <table:table-cell office:value-type="string" calcext:value-type="string">
            <text:p>transfer</text:p>
          </table:table-cell>
          <table:table-cell office:value-type="float" office:value="7.5" calcext:value-type="float">
            <text:p>7.5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t248268545</text:p>
          </table:table-cell>
          <table:table-cell office:value-type="string" calcext:value-type="string">
            <text:p>2PC96109MF496504P</text:p>
          </table:table-cell>
          <table:table-cell table:number-columns-repeated="3"/>
          <table:table-cell office:value-type="float" office:value="-7.5" calcext:value-type="float">
            <text:p>-7.5</text:p>
          </table:table-cell>
          <table:table-cell office:value-type="float" office:value="68.15" calcext:value-type="float">
            <text:p>68.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3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8" calcext:value-type="float">
            <text:p>0.68</text:p>
          </table:table-cell>
          <table:table-cell office:value-type="string" calcext:value-type="string">
            <text:p>transfer</text:p>
          </table:table-cell>
          <table:table-cell office:value-type="float" office:value="68.15" calcext:value-type="float">
            <text:p>68.15</text:p>
          </table:table-cell>
          <table:table-cell office:value-type="float" office:value="67.47" calcext:value-type="float">
            <text:p>67.47</text:p>
          </table:table-cell>
          <table:table-cell office:value-type="string" calcext:value-type="string">
            <text:p>t248506310</text:p>
          </table:table-cell>
          <table:table-cell office:value-type="string" calcext:value-type="string">
            <text:p>2F656360U34360258</text:p>
          </table:table-cell>
          <table:table-cell table:number-columns-repeated="3"/>
          <table:table-cell office:value-type="float" office:value="-68.15" calcext:value-type="float">
            <text:p>-68.15</text:p>
          </table:table-cell>
          <table:table-cell office:value-type="float" office:value="36.84" calcext:value-type="float">
            <text:p>36.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4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37" calcext:value-type="float">
            <text:p>0.37</text:p>
          </table:table-cell>
          <table:table-cell office:value-type="string" calcext:value-type="string">
            <text:p>transfer</text:p>
          </table:table-cell>
          <table:table-cell office:value-type="float" office:value="36.84" calcext:value-type="float">
            <text:p>36.84</text:p>
          </table:table-cell>
          <table:table-cell office:value-type="float" office:value="36.47" calcext:value-type="float">
            <text:p>36.47</text:p>
          </table:table-cell>
          <table:table-cell office:value-type="string" calcext:value-type="string">
            <text:p>t248785974</text:p>
          </table:table-cell>
          <table:table-cell office:value-type="string" calcext:value-type="string">
            <text:p>9JL54016ES172881V</text:p>
          </table:table-cell>
          <table:table-cell table:number-columns-repeated="3"/>
          <table:table-cell office:value-type="float" office:value="-36.84" calcext:value-type="float">
            <text:p>-36.84</text:p>
          </table:table-cell>
          <table:table-cell office:value-type="float" office:value="30.16" calcext:value-type="float">
            <text:p>30.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7" calcext:value-type="float">
            <text:p>-1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United States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paypal</text:p>
          </table:table-cell>
          <table:table-cell office:value-type="float" office:value="-22" calcext:value-type="float">
            <text:p>-22</text:p>
          </table:table-cell>
          <table:table-cell office:value-type="float" office:value="-21.28" calcext:value-type="float">
            <text:p>-21.28</text:p>
          </table:table-cell>
          <table:table-cell office:value-type="string" calcext:value-type="string">
            <text:p>t283560691</text:p>
          </table:table-cell>
          <table:table-cell/>
          <table:table-cell table:number-columns-repeated="2"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-19.58" calcext:value-type="float">
            <text:p>-19.58</text:p>
          </table:table-cell>
          <table:table-cell office:value-type="float" office:value="143.1" calcext:value-type="float">
            <text:p>143.1</text:p>
          </table:table-cell>
          <table:table-cell office:value-type="float" office:value="-14.58" calcext:value-type="float">
            <text:p>-14.58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table:number-columns-repeated="16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eedham</text:p>
          </table:table-cell>
          <table:table-cell/>
          <table:table-cell office:value-type="string" calcext:value-type="string">
            <text:p>www.google.com/</text:p>
          </table:table-cell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credit card</text:p>
          </table:table-cell>
          <table:table-cell office:value-type="float" office:value="-13" calcext:value-type="float">
            <text:p>-13</text:p>
          </table:table-cell>
          <table:table-cell office:value-type="float" office:value="-14.57" calcext:value-type="float">
            <text:p>-14.57</text:p>
          </table:table-cell>
          <table:table-cell office:value-type="string" calcext:value-type="string">
            <text:p>t281134737</text:p>
          </table:table-cell>
          <table:table-cell/>
          <table:table-cell table:number-columns-repeated="2"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-11.61" calcext:value-type="float">
            <text:p>-11.61</text:p>
          </table:table-cell>
          <table:table-cell office:value-type="float" office:value="115.24" calcext:value-type="float">
            <text:p>115.24</text:p>
          </table:table-cell>
          <table:table-cell office:value-type="float" office:value="-8.57" calcext:value-type="float">
            <text:p>-8.57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table:number-columns-repeated="16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United States</text:p>
          </table:table-cell>
          <table:table-cell table:number-columns-repeated="4"/>
          <table:table-cell office:value-type="string" calcext:value-type="string">
            <text:p>t281134737</text:p>
          </table:table-cell>
          <table:table-cell table:number-columns-repeated="10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table:number-columns-repeated="16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4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5345" calcext:value-type="float">
            <text:p>3453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99.82" calcext:value-type="float">
            <text:p>99.82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/>
          <table:table-cell office:value-type="string" calcext:value-type="string">
            <text:p>ABC000000001</text:p>
          </table:table-cell>
          <table:table-cell table:number-columns-repeated="14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7:0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05.72" calcext:value-type="float">
            <text:p>105.72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/>
          <table:table-cell office:value-type="string" calcext:value-type="string">
            <text:p>ABC000000001</text:p>
          </table:table-cell>
          <table:table-cell table:number-columns-repeated="14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0:3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34534534" calcext:value-type="float">
            <text:p>3453453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111.48" calcext:value-type="float">
            <text:p>111.48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/>
          <table:table-cell office:value-type="string" calcext:value-type="string">
            <text:p>ABC000000003</text:p>
          </table:table-cell>
          <table:table-cell table:number-columns-repeated="14"/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string" calcext:value-type="string">
            <text:p>paypal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23423" calcext:value-type="float">
            <text:p>2342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79" calcext:value-type="float">
            <text:p>25.79</text:p>
          </table:table-cell>
          <table:table-cell office:value-type="float" office:value="137.27" calcext:value-type="float">
            <text:p>137.27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/>
          <table:table-cell office:value-type="string" calcext:value-type="string">
            <text:p>ABC000000004</text:p>
          </table:table-cell>
          <table:table-cell table:number-columns-repeated="14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4"/>
        </table:table-row>
      </table:table>
      <table:table table:name="modified" table:style-name="ta1">
        <table:table-column table:style-name="co25" table:default-cell-style-name="Default"/>
        <table:table-column table:style-name="co21" table:default-cell-style-name="Default"/>
        <table:table-column table:style-name="co42" table:number-columns-repeated="2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net amount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B2]-[.C2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B3]-[.C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75" calcext:value-type="float">
            <text:p>5.75</text:p>
          </table:table-cell>
          <table:table-cell/>
          <table:table-cell table:formula="of:=[.B4]-[.C4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[.B5]-[.C5]"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8.38" calcext:value-type="float">
            <text:p>8.38</text:p>
          </table:table-cell>
          <table:table-cell/>
          <table:table-cell table:formula="of:=[.B6]-[.C6]"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8.48" calcext:value-type="float">
            <text:p>8.48</text:p>
          </table:table-cell>
          <table:table-cell/>
          <table:table-cell table:formula="of:=[.B7]-[.C7]"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17.26" calcext:value-type="float">
            <text:p>17.26</text:p>
          </table:table-cell>
          <table:table-cell/>
          <table:table-cell table:formula="of:=[.B8]-[.C8]" office:value-type="float" office:value="17.26" calcext:value-type="float">
            <text:p>17.26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9]-[.C9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10]-[.C10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11]-[.C11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B12]-[.C12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13]-[.C13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[.B14]-[.C14]"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15]-[.C15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16]-[.C16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83" calcext:value-type="float">
            <text:p>5.83</text:p>
          </table:table-cell>
          <table:table-cell/>
          <table:table-cell table:formula="of:=[.B17]-[.C17]"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83" calcext:value-type="float">
            <text:p>5.83</text:p>
          </table:table-cell>
          <table:table-cell/>
          <table:table-cell table:formula="of:=[.B18]-[.C18]"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[.B19]-[.C19]"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83" calcext:value-type="float">
            <text:p>5.83</text:p>
          </table:table-cell>
          <table:table-cell/>
          <table:table-cell table:formula="of:=[.B20]-[.C20]"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21]-[.C21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[.B22]-[.C22]"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25.79" calcext:value-type="float">
            <text:p>25.79</text:p>
          </table:table-cell>
          <table:table-cell/>
          <table:table-cell table:formula="of:=[.B23]-[.C23]"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10.15" calcext:value-type="float">
            <text:p>10.15</text:p>
          </table:table-cell>
          <table:table-cell office:value-type="float" office:value="3" calcext:value-type="float">
            <text:p>3</text:p>
          </table:table-cell>
          <table:table-cell table:formula="of:=[.B24]-[.C24]"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6.26" calcext:value-type="float">
            <text:p>6.26</text:p>
          </table:table-cell>
          <table:table-cell office:value-type="float" office:value="3" calcext:value-type="float">
            <text:p>3</text:p>
          </table:table-cell>
          <table:table-cell table:formula="of:=[.B25]-[.C25]"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14.52" calcext:value-type="float">
            <text:p>14.52</text:p>
          </table:table-cell>
          <table:table-cell office:value-type="float" office:value="3" calcext:value-type="float">
            <text:p>3</text:p>
          </table:table-cell>
          <table:table-cell table:formula="of:=[.B26]-[.C26]"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14.58" calcext:value-type="float">
            <text:p>14.58</text:p>
          </table:table-cell>
          <table:table-cell office:value-type="float" office:value="3" calcext:value-type="float">
            <text:p>3</text:p>
          </table:table-cell>
          <table:table-cell table:formula="of:=[.B27]-[.C27]" office:value-type="float" office:value="11.58" calcext:value-type="float">
            <text:p>11.58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8.39" calcext:value-type="float">
            <text:p>8.39</text:p>
          </table:table-cell>
          <table:table-cell office:value-type="float" office:value="3" calcext:value-type="float">
            <text:p>3</text:p>
          </table:table-cell>
          <table:table-cell table:formula="of:=[.B28]-[.C28]" office:value-type="float" office:value="5.39" calcext:value-type="float">
            <text:p>5.39</text:p>
          </table:table-cell>
        </table:table-row>
        <table:table-row table:style-name="ro1">
          <table:table-cell office:value-type="string" calcext:value-type="string">
            <text:p>TEST-01cass</text:p>
          </table:table-cell>
          <table:table-cell office:value-type="float" office:value="17.22" calcext:value-type="float">
            <text:p>17.22</text:p>
          </table:table-cell>
          <table:table-cell office:value-type="float" office:value="3" calcext:value-type="float">
            <text:p>3</text:p>
          </table:table-cell>
          <table:table-cell table:formula="of:=[.B29]-[.C29]" office:value-type="float" office:value="14.22" calcext:value-type="float">
            <text:p>14.22</text:p>
          </table:table-cell>
        </table:table-row>
        <table:table-row table:style-name="ro1">
          <table:table-cell office:value-type="string" calcext:value-type="string">
            <text:p>TEST-01cass</text:p>
          </table:table-cell>
          <table:table-cell office:value-type="float" office:value="28.44" calcext:value-type="float">
            <text:p>28.44</text:p>
          </table:table-cell>
          <table:table-cell office:value-type="float" office:value="3" calcext:value-type="float">
            <text:p>3</text:p>
          </table:table-cell>
          <table:table-cell table:formula="of:=[.B30]-[.C30]" office:value-type="float" office:value="25.44" calcext:value-type="float">
            <text:p>25.44</text:p>
          </table:table-cell>
        </table:table-row>
        <table:table-row table:style-name="ro1">
          <table:table-cell office:value-type="string" calcext:value-type="string">
            <text:p>TEST-01cass</text:p>
          </table:table-cell>
          <table:table-cell office:value-type="float" office:value="14.58" calcext:value-type="float">
            <text:p>14.58</text:p>
          </table:table-cell>
          <table:table-cell office:value-type="float" office:value="3" calcext:value-type="float">
            <text:p>3</text:p>
          </table:table-cell>
          <table:table-cell table:formula="of:=[.B31]-[.C31]" office:value-type="float" office:value="11.58" calcext:value-type="float">
            <text:p>11.58</text:p>
          </table:table-cell>
        </table:table-row>
        <table:table-row table:style-name="ro1">
          <table:table-cell office:value-type="string" calcext:value-type="string">
            <text:p>TEST-01cass</text:p>
          </table:table-cell>
          <table:table-cell office:value-type="float" office:value="5.14" calcext:value-type="float">
            <text:p>5.14</text:p>
          </table:table-cell>
          <table:table-cell office:value-type="float" office:value="3" calcext:value-type="float">
            <text:p>3</text:p>
          </table:table-cell>
          <table:table-cell table:formula="of:=[.B32]-[.C32]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-14.58" calcext:value-type="float">
            <text:p>-14.58</text:p>
          </table:table-cell>
          <table:table-cell/>
          <table:table-cell table:formula="of:=[.B33]-[.C33]" office:value-type="float" office:value="-14.58" calcext:value-type="float">
            <text:p>-14.58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-8.57" calcext:value-type="float">
            <text:p>-8.57</text:p>
          </table:table-cell>
          <table:table-cell/>
          <table:table-cell table:formula="of:=[.B34]-[.C34]" office:value-type="float" office:value="-8.57" calcext:value-type="float">
            <text:p>-8.57</text:p>
          </table:table-cell>
        </table:table-row>
        <table:table-row table:style-name="ro1">
          <table:table-cell office:value-type="string" calcext:value-type="string">
            <text:p>TEST-01cass</text:p>
          </table:table-cell>
          <table:table-cell table:number-columns-repeated="2"/>
          <table:table-cell table:formula="of:=[.B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83" calcext:value-type="float">
            <text:p>5.83</text:p>
          </table:table-cell>
          <table:table-cell/>
          <table:table-cell table:formula="of:=[.B36]-[.C36]"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B37]-[.C37]"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[.B38]-[.C38]"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25.79" calcext:value-type="float">
            <text:p>25.79</text:p>
          </table:table-cell>
          <table:table-cell/>
          <table:table-cell table:formula="of:=[.B39]-[.C39]" office:value-type="float" office:value="25.79" calcext:value-type="float">
            <text:p>25.79</text:p>
          </table:table-cell>
        </table:table-row>
      </table:table>
      <table:table table:name="Pivot Table_modified_1" table:style-name="ta1">
        <table:table-column table:style-name="co42" table:default-cell-style-name="ce4"/>
        <table:table-column table:style-name="co42" table:default-cell-style-name="ce6"/>
        <table:table-row table:style-name="ro1">
          <table:table-cell table:style-name="ce2" office:value-type="string" calcext:value-type="string">
            <text:p>sku</text:p>
          </table:table-cell>
          <table:table-cell office:value-type="string" calcext:value-type="string">
            <text:p>Sum - label</text:p>
          </table:table-cell>
        </table:table-row>
        <table:table-row table:style-name="ro1">
          <table:table-cell table:style-name="ce3" office:value-type="string" calcext:value-type="string">
            <text:p>TEST-01cass</text:p>
          </table:table-cell>
          <table:table-cell table:style-name="ce7" office:value-type="float" office:value="53.38" calcext:value-type="float">
            <text:p>53.38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table:style-name="ce8" office:value-type="float" office:value="193.17" calcext:value-type="float">
            <text:p>193.17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table:style-name="ce9" office:value-type="float" office:value="15.75" calcext:value-type="float">
            <text:p>15.7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262.3" calcext:value-type="float">
            <text:p>262.3</text:p>
          </table:table-cell>
        </table:table-row>
      </table:table>
      <table:table table:name="Pivot Table_bandcamp_1" table:style-name="ta1">
        <table:table-column table:style-name="co42" table:default-cell-style-name="ce4"/>
        <table:table-column table:style-name="co42" table:default-cell-style-name="ce8"/>
        <table:table-row table:style-name="ro1">
          <table:table-cell table:style-name="ce2" office:value-type="string" calcext:value-type="string">
            <text:p>sku</text:p>
          </table:table-cell>
          <table:table-cell table:style-name="ce6" office:value-type="string" calcext:value-type="string">
            <text:p>Sum - net amount</text:p>
          </table:table-cell>
        </table:table-row>
        <table:table-row table:style-name="ro1">
          <table:table-cell table:style-name="ce3" office:value-type="string" calcext:value-type="string">
            <text:p>TEST-01cass</text:p>
          </table:table-cell>
          <table:table-cell table:style-name="ce7" office:value-type="float" office:value="65.38" calcext:value-type="float">
            <text:p>65.38</text:p>
          </table:table-cell>
        </table:table-row>
        <table:table-row table:style-name="ro1">
          <table:table-cell office:value-type="string" calcext:value-type="string">
            <text:p>TEST-01digi</text:p>
          </table:table-cell>
          <table:table-cell office:value-type="float" office:value="193.17" calcext:value-type="float">
            <text:p>193.17</text:p>
          </table:table-cell>
        </table:table-row>
        <table:table-row table:style-name="ro1">
          <table:table-cell office:value-type="string" calcext:value-type="string">
            <text:p>TEST-01lp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11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289.3" calcext:value-type="float">
            <text:p>289.3</text:p>
          </table:table-cell>
        </table:table-row>
      </table:table>
      <table:named-expressions/>
      <table:database-ranges>
        <table:database-range table:name="__Anonymous_Sheet_DB__0" table:target-range-address="bandcamp.A1:bandcamp.AZ45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bandcamp_1'.A1:'Pivot Table_bandcamp_1'.B6" table:buttons="'Pivot Table_bandcamp_1'.A1" table:show-filter-button="false" table:drill-down-on-double-click="false">
          <table:source-cell-range table:cell-range-address="bandcamp.A1:bandcamp.AZ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ku" table:orientation="row" table:used-hierarchy="0" table:function="auto">
            <table:data-pilot-level table:show-empty="false" calcext:repeat-item-labels="false">
              <table:data-pilot-members>
                <table:data-pilot-member table:name="TEST-01cass" table:display="true" table:show-details="true"/>
                <table:data-pilot-member table:name="TEST-01digi" table:display="true" table:show-details="true"/>
                <table:data-pilot-member table:name="TEST-01lp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 amount" table:orientation="data" table:used-hierarchy="0" table:function="sum">
            <table:data-pilot-level table:show-empty="false" calcext:repeat-item-labels="false">
              <table:data-pilot-members>
                <table:data-pilot-member table:name="-14.58" table:display="true" table:show-details="true"/>
                <table:data-pilot-member table:name="-8.57" table:display="true" table:show-details="true"/>
                <table:data-pilot-member table:name="0.8" table:display="true" table:show-details="true"/>
                <table:data-pilot-member table:name="5.14" table:display="true" table:show-details="true"/>
                <table:data-pilot-member table:name="5.75" table:display="true" table:show-details="true"/>
                <table:data-pilot-member table:name="5.76" table:display="true" table:show-details="true"/>
                <table:data-pilot-member table:name="5.83" table:display="true" table:show-details="true"/>
                <table:data-pilot-member table:name="5.9" table:display="true" table:show-details="true"/>
                <table:data-pilot-member table:name="6.26" table:display="true" table:show-details="true"/>
                <table:data-pilot-member table:name="8.38" table:display="true" table:show-details="true"/>
                <table:data-pilot-member table:name="8.39" table:display="true" table:show-details="true"/>
                <table:data-pilot-member table:name="8.48" table:display="true" table:show-details="true"/>
                <table:data-pilot-member table:name="10.15" table:display="true" table:show-details="true"/>
                <table:data-pilot-member table:name="14.52" table:display="true" table:show-details="true"/>
                <table:data-pilot-member table:name="14.58" table:display="true" table:show-details="true"/>
                <table:data-pilot-member table:name="17.22" table:display="true" table:show-details="true"/>
                <table:data-pilot-member table:name="17.26" table:display="true" table:show-details="true"/>
                <table:data-pilot-member table:name="25.79" table:display="true" table:show-details="true"/>
                <table:data-pilot-member table:name="28.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modified_1'.A1:'Pivot Table_modified_1'.B5" table:buttons="'Pivot Table_modified_1'.A1" table:show-filter-button="false" table:drill-down-on-double-click="false">
          <table:source-cell-range table:cell-range-address="modified.A1:modified.D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ku" table:orientation="row" table:used-hierarchy="0" table:function="auto">
            <table:data-pilot-level table:show-empty="false" calcext:repeat-item-labels="false">
              <table:data-pilot-members>
                <table:data-pilot-member table:name="TEST-01cass" table:display="true" table:show-details="true"/>
                <table:data-pilot-member table:name="TEST-01digi" table:display="true" table:show-details="true"/>
                <table:data-pilot-member table:name="TEST-01l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bel" table:orientation="data" table:used-hierarchy="0" table:function="sum">
            <table:data-pilot-level table:show-empty="false" calcext:repeat-item-labels="false">
              <table:data-pilot-members>
                <table:data-pilot-member table:name="-14.58" table:display="true" table:show-details="true"/>
                <table:data-pilot-member table:name="-8.57" table:display="true" table:show-details="true"/>
                <table:data-pilot-member table:name="0" table:display="true" table:show-details="true"/>
                <table:data-pilot-member table:name="0.8" table:display="true" table:show-details="true"/>
                <table:data-pilot-member table:name="2.14" table:display="true" table:show-details="true"/>
                <table:data-pilot-member table:name="3.26" table:display="true" table:show-details="true"/>
                <table:data-pilot-member table:name="5.39" table:display="true" table:show-details="true"/>
                <table:data-pilot-member table:name="5.75" table:display="true" table:show-details="true"/>
                <table:data-pilot-member table:name="5.76" table:display="true" table:show-details="true"/>
                <table:data-pilot-member table:name="5.83" table:display="true" table:show-details="true"/>
                <table:data-pilot-member table:name="5.9" table:display="true" table:show-details="true"/>
                <table:data-pilot-member table:name="7.15" table:display="true" table:show-details="true"/>
                <table:data-pilot-member table:name="8.38" table:display="true" table:show-details="true"/>
                <table:data-pilot-member table:name="8.48" table:display="true" table:show-details="true"/>
                <table:data-pilot-member table:name="11.52" table:display="true" table:show-details="true"/>
                <table:data-pilot-member table:name="11.58" table:display="true" table:show-details="true"/>
                <table:data-pilot-member table:name="14.22" table:display="true" table:show-details="true"/>
                <table:data-pilot-member table:name="17.26" table:display="true" table:show-details="true"/>
                <table:data-pilot-member table:name="25.44" table:display="true" table:show-details="true"/>
                <table:data-pilot-member table:name="25.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1T12:42:05.900314966</dc:date>
    <meta:editing-duration>PT24M33S</meta:editing-duration>
    <meta:editing-cycles>3</meta:editing-cycles>
    <meta:generator>LibreOffice/6.4.6.2$Linux_X86_64 LibreOffice_project/40$Build-2</meta:generator>
    <meta:document-statistic meta:table-count="4" meta:cell-count="1335" meta:object-count="0"/>
  </office:meta>
</office:document-meta>
</file>